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E1000000BB8EDFC4720A343D2E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882cm, 0cm, 1.583cm, 1.837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72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74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671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8pt" style:font-size-complex="18pt" style:font-weight-complex="600"/>
    </style:style>
    <style:style style:name="P3" style:family="paragraph">
      <loext:graphic-properties draw:fill="none" draw:fill-color="#ffffff"/>
      <style:text-properties style:font-name="DejaVu Sans" fo:font-size="10pt" fo:font-weight="bold" style:font-size-asian="18pt" style:font-weight-asian="bold" style:font-size-complex="18pt" style:font-weight-complex="600"/>
    </style:style>
    <style:style style:name="T1" style:family="text">
      <style:text-properties style:font-name="DejaVu Sans" fo:font-size="10pt" fo:font-weight="bold" style:font-size-asian="18pt" style:font-weight-asian="bold" style:font-size-complex="18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97cm" svg:height="10.698cm" svg:x="1.127cm" svg:y="1cm">
          <draw:image xlink:href="Pictures/1000020100000E1000000BB8EDFC4720A343D2EE.png" xlink:type="simple" xlink:show="embed" xlink:actuate="onLoad">
            <text:p/>
          </draw:image>
        </draw:frame>
        <draw:frame draw:style-name="gr2" draw:text-style-name="P3" draw:layer="layout" svg:width="1.222cm" svg:height="0.988cm" svg:x="0.921cm" svg:y="1.028cm">
          <draw:text-box>
            <text:p text:style-name="P2"><text:span text:style-name="T1">a)</text:span></text:p>
          </draw:text-box>
        </draw:frame>
        <draw:frame draw:style-name="gr3" draw:text-style-name="P3" draw:layer="layout" svg:width="1.247cm" svg:height="0.988cm" svg:x="0.873cm" svg:y="4.429cm">
          <draw:text-box>
            <text:p text:style-name="P2"><text:span text:style-name="T1">b)</text:span></text:p>
          </draw:text-box>
        </draw:frame>
        <draw:frame draw:style-name="gr4" draw:text-style-name="P3" draw:layer="layout" svg:width="1.171cm" svg:height="0.988cm" svg:x="0.845cm" svg:y="7.731cm">
          <draw:text-box>
            <text:p text:style-name="P2"><text:span text:style-name="T1">c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51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10-06T16:37:26.407104840</dc:date>
    <meta:editing-duration>PT14M50S</meta:editing-duration>
    <meta:editing-cycles>3</meta:editing-cycles>
    <meta:generator>LibreOffice/6.0.7.3$Linux_X86_64 LibreOffice_project/00m0$Build-3</meta:generator>
    <meta:document-statistic meta:object-count="4"/>
  </office:meta>
</office:document-meta>
</file>